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AF00000212036A85864E69F3D6.png" manifest:media-type="image/png"/>
  <manifest:file-entry manifest:full-path="Pictures/1000351400008D2E00004F600433B3D38C11A42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 Sans" svg:font-family="'Open Sans', sans-serif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593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draw:auto-grow-height="true" fo:min-height="1.8cm"/>
    </style:style>
    <style:style style:name="P1" style:family="paragraph">
      <loext:graphic-properties draw:fill-color="#ffffff"/>
    </style:style>
    <style:style style:name="P2" style:family="paragraph">
      <style:text-properties style:font-name="Open Sans1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text-indent="0cm"/>
      <style:text-properties fo:color="#212121" style:font-name="Open Sans" fo:font-size="11pt" style:font-name-complex="Open Sans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color="#ffffff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Ope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12121" style:text-outline="false" style:text-line-through-style="none" style:text-line-through-type="none" style:font-name="Open Sans1" fo:font-size="40pt" fo:font-style="italic" fo:text-shadow="none" style:text-underline-style="none" fo:font-weight="normal" style:letter-kerning="true" style:font-name-asian="Droid Sans Fallback" style:font-size-asian="40pt" style:font-style-asian="italic" style:font-weight-asian="normal" style:font-name-complex="Ope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Open Sans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2121" style:text-outline="false" style:text-line-through-style="none" style:text-line-through-type="none" style:font-name="Open Sans" fo:font-size="18.5pt" fo:font-style="normal" fo:text-shadow="none" style:text-underline-style="none" fo:font-weight="bold" style:letter-kerning="true" style:font-name-asian="Lucida Sans" style:font-size-asian="18pt" style:font-style-asian="normal" style:font-weight-asian="bold" style:font-name-complex="Open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212121" style:font-name="Open Sans" fo:font-size="11pt" style:font-name-complex="Open Sans"/>
    </style:style>
    <style:style style:name="T6" style:family="text">
      <style:text-properties fo:color="#212121" style:font-name="Open Sans" fo:font-size="16pt" style:font-size-asian="16pt" style:font-name-complex="Open Sans" style:font-size-complex="16pt"/>
    </style:style>
    <style:style style:name="T7" style:family="text">
      <style:text-properties fo:color="#212121" style:font-name="Open Sans" fo:font-size="14pt" style:font-size-asian="14pt" style:font-name-complex="Open Sans" style:font-size-complex="14pt"/>
    </style:style>
    <style:style style:name="T8" style:family="text">
      <style:text-properties fo:color="#212121" style:font-name="Open Sans" fo:font-size="13pt" style:font-size-asian="13pt" style:font-name-complex="Open Sans" style:font-size-complex="13pt"/>
    </style:style>
    <style:style style:name="T9" style:family="text">
      <style:text-properties fo:color="#212121" style:font-name="Open Sans" fo:font-size="13pt" fo:font-weight="bold" style:font-size-asian="13pt" style:font-weight-asian="bold" style:font-name-complex="Open Sans" style:font-size-complex="13pt" style:font-weight-complex="bold"/>
    </style:style>
    <style:style style:name="T10" style:family="text">
      <style:text-properties fo:color="#212121" style:font-name="Open Sans" fo:font-size="18.5pt" fo:font-weight="bold" style:font-name-asian="Lucida Sans" style:font-size-asian="18pt" style:font-weight-asian="bold" style:font-name-complex="Open San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593cm" svg:x="1.4cm" svg:y="0.204cm" presentation:class="title">
          <draw:text-box>
            <text:p>FUNDAMENTOS E METODOLOGIA DE EXTENSÃO NO ENSINO SUPERIOR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andra Elisa Veloso Aguia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<text:span text:style-name="T1">EXTENSÃO UNIVERSITÁRIA</text:span></text:p>
          </draw:text-box>
        </draw:frame>
        <draw:frame presentation:style-name="pr5" draw:text-style-name="P2" draw:layer="layout" svg:width="25.2cm" svg:height="9.134cm" svg:x="1.4cm" svg:y="3.8cm" presentation:class="outline">
          <draw:text-box>
            <text:p><text:span text:style-name="T2">O projeto de extensão universitária é uma ação contínua de caráter educativo, social e cultural, científico ou tecnológico, com objetivo específico e prazo determinado.</text:span><text:span text:style-name="T3">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list text:style-name="L1">
              <text:list-item>
                <text:list>
                  <text:list-item>
                    <text:p text:style-name="P3"><text:span text:style-name="T4">O que são projetos de extensão?</text:span></text:p>
                  </text:list-item>
                </text:list>
              </text:list-item>
            </text:list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 text:style-name="P4"><text:span text:style-name="T5">- </text:span><text:span text:style-name="T6">Os projetos de extensão são um dos três pilares que sustentam as universidades de graduação, ao lado do ensino e da pesquisa.</text:span></text:p>
            <text:p text:style-name="P4"><text:span text:style-name="T6">- Os projetos de extensão são aqueles que ampliam a atuação do campus universitário para além das salas de aula.</text:span></text:p>
            <text:p text:style-name="P4"><text:span text:style-name="T6">- A articulação prática do conhecimento científico do ensino e da pesquisa com as necessidades da comunidade onde a universidade se insere, interagindo e transformando a realidade social.</text:span></text:p>
            <text:p text:style-name="P4"><text:span text:style-name="T6">- A extensão em geral funciona dessa forma: serve de campo de testes para que os alunos experimentem o que tem aprendido nas aulas e para experimentar as tecnologias e </text:span><text:span text:style-name="T6"><text:a xlink:href="https://blog.mettzer.com/pesquisa-academica/" xlink:type="simple">conhecimentos formados pela pesquisa</text:a></text:span><text:span text:style-name="T6">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list text:style-name="L1">
              <text:list-item>
                <text:list>
                  <text:list-header>
                    <text:p text:style-name="P3"><text:span text:style-name="T4">Importância social dos projetos de extensão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25.2cm" svg:height="9.134cm" svg:x="1.4cm" svg:y="3.8cm" presentation:class="outline">
          <draw:text-box>
            <text:p text:style-name="P4"><text:span text:style-name="T6">- Principal característica o desenvolvimento de um espaço de produção, acumulação e disseminação de conhecimentos.</text:span></text:p>
            <text:p text:style-name="P4"><text:span text:style-name="T6">- É a ação da Universidade junto à comunidade, possibilitando o compartilhamento do conhecimento adquirido por meio do ensino e da pesquisa desenvolvidos na instituição.</text:span></text:p>
            <text:p text:style-name="P4"><text:span text:style-name="T6">- Extensão Universitária é a ação da Universidade junto à comunidade, possibilitando o compartilhamento do conhecimento adquirido por meio do ensino e da pesquisa desenvolvidos na instituição.</text:span></text:p>
            <text:p text:style-name="P4"><text:span text:style-name="T6">- A Extensão Universitária é, portanto, uma das funções sociais da Universidade, que tem por objetivo promover o desenvolvimento social.</text:span></text:p>
            <text:p text:style-name="P4"><text:span text:style-name="T6">- Além de fomentar projetos e programas de extensão que levam em conta os saberes e fazeres populares e garantir valores democráticos de igualdade de direitos, respeito à pessoa e sustentabilidade ambiental e social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list text:style-name="L1">
              <text:list-item>
                <text:list>
                  <text:list-header>
                    <text:p text:style-name="P3"><text:span text:style-name="T4">Exemplos de projetos de extensão universitária</text:span></text:p>
                  </text:list-header>
                </text:list>
              </text:list-item>
            </text:list>
          </draw:text-box>
        </draw:frame>
        <draw:frame presentation:style-name="pr5" draw:text-style-name="P8" draw:layer="layout" svg:width="25.2cm" svg:height="11.4cm" svg:x="1.4cm" svg:y="3.8cm" presentation:class="outline" presentation:user-transformed="true">
          <draw:text-box>
            <text:p text:style-name="P4"><text:span text:style-name="T7">- Projetos de extensão não são apenas projetos diretamente na comunidade.</text:span></text:p>
            <text:p text:style-name="P4"><text:span text:style-name="T7">- Outras atividades de extensão merecem destaque, porquanto atuam na formação, capacitação e qualificação ao público, além da elaboração e administração de projetos sociais e ambientais articulados para a comunidade. Tais como:</text:span></text:p>
            <text:p text:style-name="P4"><text:span text:style-name="T7"><text:s text:c="12"/></text:span><text:span text:style-name="T7">* Cursos, palestras e conferências;</text:span></text:p>
            <text:p text:style-name="P6"><text:span text:style-name="T7"><text:s text:c="12"/></text:span><text:span text:style-name="T7">* Atividades de ensino a distância;</text:span></text:p>
            <text:p text:style-name="P6"><text:span text:style-name="T7"><text:s text:c="12"/></text:span><text:span text:style-name="T7">* Cursos de férias ou de verão;</text:span></text:p>
            <text:p text:style-name="P6"><text:span text:style-name="T7"><text:s text:c="12"/></text:span><text:span text:style-name="T7">* Colônia de férias;</text:span></text:p>
            <text:p text:style-name="P6"><text:span text:style-name="T7"><text:s text:c="12"/></text:span><text:span text:style-name="T7">* Viagens de estudo;</text:span></text:p>
            <text:p text:style-name="P6"><text:span text:style-name="T7"><text:s text:c="12"/></text:span><text:span text:style-name="T7">* Apresentações culturais (teatro, musicais e feiras);</text:span></text:p>
            <text:p text:style-name="P6"><text:span text:style-name="T7"><text:s text:c="12"/></text:span><text:span text:style-name="T7">* Eventos esportivos;</text:span></text:p>
            <text:p text:style-name="P6"><text:span text:style-name="T7"><text:s text:c="12"/></text:span><text:span text:style-name="T7">* Universidades volantes; e</text:span></text:p>
            <text:p text:style-name="P6"><text:span text:style-name="T7"><text:s text:c="12"/></text:span><text:span text:style-name="T7">* Escolas e hospitais móveis.</text:span></text:p>
            <text:p text:style-name="P7"><text:span text:style-name="T8">Outra função importante das atividades de extensão universitária é a elaboração e articulação de </text:span><text:span text:style-name="T9">políticas públicas</text:span><text:span text:style-name="T8">, por meio da participação da comunidade em fóruns, consultorias e núcleos específicos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1.8cm" svg:x="1.4cm" svg:y="0.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<text:span text:style-name="T10">As vantagens de participar de um projeto de extensão</text:span></text:p>
                  </text:list-header>
                </text:list>
              </text:list-item>
            </text:list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Prática: <text:span text:style-name="T6">os projetos de extensão podem servir de laboratório e de escada para a criação de um currículo acadêmico aprofundado dentro da área. </text:span></text:p>
            <text:p text:style-name="P7"><text:span text:style-name="T6">A faculdade é socialmente um local de fomentação acadêmica e formação de pesquisadores em primeiro lugar, mas, também é de formação profissional. E a extensão está diretamente ligada a essa formação.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Fi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Open Sans" svg:font-family="'Open Sans', sans-serif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ucida Sans" style:font-family-asian="'Lucida Sans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" style:font-family-asian="'Lucida Sans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ucida Sans" style:font-family-asian="'Lucida Sans'" style:font-pitch-asian="variable" style:font-size-asian="12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36A85864E69F3D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04T15:38:24.485000000</meta:creation-date>
    <meta:editing-duration>PT6M10S</meta:editing-duration>
    <meta:editing-cycles>3</meta:editing-cycles>
    <meta:generator>LibreOffice/5.3.4.2$Windows_x86 LibreOffice_project/f82d347ccc0be322489bf7da61d7e4ad13fe2ff3</meta:generator>
    <dc:title>Lush Green</dc:title>
    <dc:date>2023-08-04T16:20:12.159000000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